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99.51pt"/>
    </style:style>
    <style:style style:name="co6" style:family="table-column">
      <style:table-column-properties fo:break-before="auto" style:column-width="155.5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ul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Leptoiulus</text:p>
          </table:table-cell>
          <table:table-cell table:number-columns-repeated="4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5:41:46.63218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6:37:15.586891565</dc:date>
    <meta:editing-duration>PT1H50M11S</meta:editing-duration>
    <meta:editing-cycles>15</meta:editing-cycles>
    <meta:generator>LibreOffice/6.0.7.3$Linux_X86_64 LibreOffice_project/00m0$Build-3</meta:generator>
    <meta:document-statistic meta:table-count="9" meta:cell-count="164" meta:object-count="0"/>
  </office:meta>
</office:document-meta>
</file>